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text:span></text:p><text:p text:style-name="Standard"/><text:p text:style-name="Standard">More info (<text:a xlink:type="simple" xlink:href="https://docs.lvgl.io/8.3/widgets/core/btn.html" text:style-name="Internet_20_link" text:visited-style-name="Visited_20_Internet_20_Link">link</text:a>)</text:p><text:p text:style-name="Standard"/>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utton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utton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utton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utton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Button (LVGL)21" text:continue-numbering="true" text:continue-list="list_Button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Button (LVGL)22" text:continue-numbering="true" text:continue-list="list_Button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Button (LVGL)23" text:continue-numbering="true" text:continue-list="list_Button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Button (LVGL)24" text:continue-numbering="true" text:continue-list="list_Button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Button (LVGL)25" text:continue-numbering="true" text:continue-list="list_Button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Button (LVGL)26" text:continue-numbering="true" text:continue-list="list_Button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Button (LVGL)27" text:continue-numbering="true" text:continue-list="list_Button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Button (LVGL)28" text:continue-numbering="true" text:continue-list="list_Button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Button (LVGL)29" text:continue-numbering="true" text:continue-list="list_Button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Button (LVGL)30" text:continue-numbering="true" text:continue-list="list_Button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Button (LVGL)31" text:continue-numbering="true" text:continue-list="list_Button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Button (LVGL)32" text:continue-numbering="true" text:continue-list="list_Button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3" text:continue-numbering="true" text:continue-list="list_Button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Button (LVGL)44" text:continue-numbering="true" text:continue-list="list_Button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Button (LVGL)45" text:continue-numbering="true" text:continue-list="list_Button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Button (LVGL)46" text:continue-numbering="true" text:continue-list="list_Button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Button (LVGL)47" text:continue-numbering="true" text:continue-list="list_Button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Button (LVGL)48" text:continue-numbering="true" text:continue-list="list_Button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49" text:continue-numbering="true" text:continue-list="list_Button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1" text:continue-numbering="true" text:continue-list="list_Button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LVGL)52" text:continue-numbering="true" text:continue-list="list_Button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LVGL)53" text:continue-numbering="true" text:continue-list="list_Button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4"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